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State of Charge Monitor</text:p>
      <text:p text:style-name="Standard"/>
      <text:p text:style-name="Standard">Use temperature, voltage and bi-polar current measurements with a programmable logic controler to reliably monitor the state of charge of a domestic LifeP04 battery bank that is charged by various sources.</text:p>
      <text:p text:style-name="Standard"/>
      <text:p text:style-name="Standard">Dave Gutz January 12, 2023 first draft</text:p>
      <text:p text:style-name="Standard"/>
      <text:h text:style-name="Heading_20_1" text:outline-level="1">Abstract:</text:h>
      <text:p text:style-name="Standard">Users of the latest, efficient rechargeable battery banks need to know how much charge remains. <text:s/>This becomes important for estimating the range of travel for an electric car, for example – the 'gas gauge replacement.' <text:s text:c="2"/>In my case, when truck camping with my CPAP machine I need to know if there is enough charge in the RV battery bank to power the CPAP overnight. <text:s text:c="2"/>I've never woke up gasping and I want to minimize that possibility. <text:s text:c="2"/>Old technology batteries, e.g. Lead-acid, have a steep curve relationship between terminal voltage and state-of-charge (SOC). <text:s text:c="2"/>This makes it easy to use a voltmeter as a capacity gage. <text:s/>The flat voltage-SOC characteristic of modern LiFeP04 batteries – safe to install in sleeping quarters and efficient charge handlers – makes it nearly impossible to guess SOC from voltage measurement. <text:s text:c="2"/>Further complicating the task, the electrical hysteresis where voltage depends on direction of charging/discharging and time history is large compared to the SOC characteristic. <text:s text:c="2"/>Hysteresis uncertainty approaches the entire SOC curve from fully discharged to fully charged. <text:s text:c="2"/>A 'smart,' reliable monitor is needed. <text:s/>Smart would be capabilities that keep track of the time history to as accurately as possible predict time remaining for current usage. <text:s text:c="2"/>Reliable would be features that keep the system operational in the presence of common failures, allowing the user to repair the system at their convenience with no downtime. <text:s/>At present, my system is designed for a couple, one-off prototypes and relies on calibration of inexpensive components for precision. <text:s/>The known condition of full saturation is easily detected and used to re-calibrate the device on the fly. <text:s/>Hardware RC filtering is needed to cleanup the sensor signals from noise injected by AC inverter devices. <text:s/>A 1 Hz low-pass filter is all that is needed. <text:s text:c="2"/>Since SOC is a long term, e.g. 24 hour integration process – a very slow low-pass filter in itself, no precision is lost using the hardware RC filtering. <text:s text:c="2"/>Therefore advanced software filtering is not required for the main task of counting Coulomb charge. <text:s text:c="2"/>An Extended Kalman Filter (EKF) advanced filtering is useful, however, to detect component failures and establish reliability. <text:s text:c="2"/>I used Mathworks' EKF prototype. <text:s/>I created my own 'reservoir' charge model to track hysteresis. <text:s/>I found that reasonable reliability is achieved with simplex temperature sensing, simplex voltage sensing, and dual current sensing. <text:s text:c="2"/>The combination of two current signals, one voltage sensor, the EKF, and known SOC characteristic (voltage-currrent-time history) enables the equivalent of triplex current sensing. <text:s text:c="2"/>Quiet signal detection logic detects that a current sensor is disconnected either by wiring or failure to help isolate. <text:s/>The 1-wire temperature sensor and the mini-OLED display are replaceable. <text:s text:c="2"/>Faults and history are recorded in EERAM for later retrieval. <text:s text:c="2"/>A standalone Python data reduction program (DRP) allows comparing history with a model to understand operation. <text:s text:c="2"/>The DRP also serves as regression machine to compare software changes with past changes, to develop component maps for characterizing a system, and to investigate problems. <text:s/>Some learnings: <text:s text:c="2"/>The system needs to run at about 0.1 seconds update to accurately capture by integration the peaks and valleys of battery bank usage. <text:s/>The EKF needs to run double precision and slower update rate, about 0.5 seconds, to handle the numerics of the system. <text:s text:c="2"/>It is possible to self-calibrate by comparing total charge history to total discharge history between known charge states – full charge. <text:s text:c="2"/>By triangulation of data history, the charging efficiency of the batteries needs to be estimated to complement the history data. <text:s/>System uncertainty for this home-made system is large so that this self-calibration adds no value and was deleted. <text:s text:c="3"/>Simple scalar-adder calibration of the installed <text:soft-page-break/>current sensor using a clamping current meter is sufficient to establish monitor <text:span text:style-name="T1">precision within about a half hour of time remaining estimate</text:span>. <text:s/>The system needs to be intentionally discharged and recharged at expected operating temperatures to characterize the SOC-voltage map and hysteresis model. <text:s/>Triangulation of data, i.e. repeated calibration runs from full charge to full discharge, allows estimation of the battery capacity versus rated while calibrating the current sensors (full charge condition is repeatable). <text:s/>Battery life may be monitored by repeat calib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7M3S</meta:editing-duration>
    <meta:editing-cycles>3</meta:editing-cycles>
    <meta:generator>OpenOffice/4.1.12$Win32 OpenOffice.org_project/4112m1$Build-9809</meta:generator>
    <dc:date>2023-01-12T05:05:39.20</dc:date>
    <meta:document-statistic meta:table-count="0" meta:image-count="0" meta:object-count="0" meta:page-count="2" meta:paragraph-count="5" meta:word-count="726" meta:character-count="4766"/>
    <dc:creator>Dave Gutz</dc:creator>
    <meta:user-defined meta:name="Info 1"/>
    <meta:user-defined meta:name="Info 2"/>
    <meta:user-defined meta:name="Info 3"/>
    <meta:user-defined meta:name="Info 4"/>
  </office:meta>
</office:document-meta>
</file>